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NewRoman" svg:font-family="TimesNewRoman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NewRoman" fo:font-size="12pt" style:font-name-asian="TimesNewRoman" style:font-size-asian="12pt" style:font-name-complex="TimesNewRoman" style:font-size-complex="12pt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T1" style:family="text">
      <style:text-properties style:font-name="TimesNewRoman"/>
    </style:style>
    <style:style style:name="T2" style:family="text">
      <style:text-properties style:font-name="TimesNewRoman" fo:font-size="12pt" style:font-name-asian="TimesNewRoman" style:font-size-asian="12pt" style:font-name-complex="TimesNewRoman" style:font-size-complex="12pt"/>
    </style:style>
    <style:style style:name="T3" style:family="text">
      <style:text-properties fo:font-size="12pt"/>
    </style:style>
    <style:style style:name="T4" style:family="text">
      <style:text-properties style:font-name-asian="TimesNewRoman"/>
    </style:style>
    <style:style style:name="T5" style:family="text">
      <style:text-properties style:font-size-asian="12pt"/>
    </style:style>
    <style:style style:name="T6" style:family="text">
      <style:text-properties style:font-name-complex="TimesNewRoman"/>
    </style:style>
    <style:style style:name="T7" style:family="text">
      <style:text-properties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During the course of my undergraduate computer science studies at Rensselaer Polytechnic</text:p>
      <text:p text:style-name="P1">Institute I invested the large part of my free electives in mathematics courses. As my knowledge grew,</text:p>
      <text:p text:style-name="P1">and I progressed to higher level courses, both in computer science and mathematics, I found myself</text:p>
      <text:p text:style-name="P1">becoming more and more interested in the marriage of the two fields. At the end of the spring 2008</text:p>
      <text:p text:style-name="P1">semester, after completing courses in numerical computing and numerical methods for differential</text:p>
      <text:p text:style-name="P1">equations, I sought summer employment in a field related to these studies. In my search, I found an</text:p>
      <text:p text:style-name="P1">opportunity to do undergraduate research with Professor Jeffrey Trinkle in robotics.</text:p>
      <text:p text:style-name="P1"><text:tab/></text:p>
      <text:p text:style-name="P1"><text:tab/>Without any prior knowledge of the field aside from a short write up vaguely explaining the</text:p>
      <text:p text:style-name="P1">relationship between it and numerical analysis I applied and subsequently spent that summer as an</text:p>
      <text:p text:style-name="P1">undergraduate research assistant at RPI with Professor Trinkle and his Ph.D student, Steve Berard. I</text:p>
      <text:p text:style-name="P1">worked with them in the RPI Robotics lab on their physical simulator software, daVinciCode. Over the</text:p>
      <text:p text:style-name="P1">course of the summer I was exposed to the field of robotics, how it relates to my theoretical</text:p>
      <text:p text:style-name="P1">background, and what life as a research scientist might be like. Their work in rigid body dynamics</text:p>
      <text:p text:style-name="P1">encompassed and expanded on everything that I had learned during the semester before, while</text:p>
      <text:p text:style-name="P1">providing the perspective of a meaningful application. During the summer I gained an understanding</text:p>
      <text:p text:style-name="P1">of what the study of robotics entails and a deeper interest in research and the field of robotics.</text:p>
      <text:p text:style-name="P1"><text:tab/></text:p>
      <text:p text:style-name="P1"><text:tab/>The most important thing I got out of my summer with Professor Trinkle was exposure to a new</text:p>
      <text:p text:style-name="P1">discipline. By spending time working alongside graduate students, professors and postdoctoral fellows</text:p>
      <text:p text:style-name="P1">in the RPI Robotics lab, I came to appreciate the great differences between production and research</text:p>
      <text:p text:style-name="P1">environments. In previous internships in the production world I experienced much more emphasis on</text:p>
      <text:p text:style-name="P1">the application of known concepts and methods to solve problems with narrow scopes. In contrast, the</text:p>
      <text:p text:style-name="P1">experience from the research standpoint was a very different challenge. I generally observed that the</text:p>
      <text:p text:style-name="P1">problems dealt with had much broader scopes with no obvious answers. These problems required not</text:p>
      <text:p text:style-name="P1">just the ability to reapply known concepts and methods, but also required the ability to develop new</text:p>
      <text:p text:style-name="P1">ones. In tackling these kinds of problems, one must constantly push himself to further his own</text:p>
      <text:p text:style-name="P1">knowledge.</text:p>
      <text:p text:style-name="P1"><text:tab/></text:p>
      <text:p text:style-name="P1"><text:tab/>I found this requirement for constant growth the most intriguing part of my research experience.</text:p>
      <text:p text:style-name="P1">In my academic life, I find the most joy and the biggest sense of reward not in finding the answer, but</text:p>
      <text:p text:style-name="P1">in truly understanding a problem and its solutions. I find myself more excited about understanding</text:p>
      <text:p text:style-name="P1">why something works, rather than simply making something work. My work with Professor Trinkle</text:p>
      <text:p text:style-name="P1">provided me with the perspective to realize the environment the research world provides allows for</text:p>
      <text:p text:style-name="P1">greater intellectual growth and encourages curiosity in ways the production world simply can not. I</text:p>
      <text:p text:style-name="P1">feel that research is the natural extension of the work I enjoyed as an undergraduate student and believe</text:p>
      <text:p text:style-name="P1">the path to success in this area is to pursue graduate work.</text:p>
      <text:p text:style-name="P1"><text:tab/></text:p>
      <text:p text:style-name="P1"><text:tab/>I feel RPI, with smaller graduate class sizes and an environment which provides</text:p>
      <text:p text:style-name="P2"><text:span text:style-name="T2">opportunities for interdisciplinary research is the ideal place for me to pursue graduate studies. <text:s/>RPI promises a small, collaborative graduate class which I expect will provide the best of two possible learning environments; quality interaction with motivated peers coupled with the opportunity to independently pursue research challenges. Furthermore, RPI's opportunities to pursue interdisciplinary study will provide me the ideal environment to </text:span><text:span text:style-name="T2">fully indulge my curiosity, grow intellectually and become a world class researc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NewRoman" svg:font-family="TimesNewRoman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1:17:36</meta:creation-date>
    <dc:date>2009-03-05T11:20:35</dc:date>
    <meta:editing-duration>PT00H03M00S</meta:editing-duration>
    <meta:editing-cycles>3</meta:editing-cycles>
    <meta:generator>OpenOffice.org/3.0$Linux OpenOffice.org_project/300m9$Build-9358</meta:generator>
    <meta:document-statistic meta:table-count="0" meta:image-count="0" meta:object-count="0" meta:page-count="1" meta:paragraph-count="40" meta:word-count="599" meta:character-count="3795"/>
  </office:meta>
</office:document-meta>
</file>